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70f43" officeooo:paragraph-rsid="00170f4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70f43" officeooo:paragraph-rsid="00170f43" style:font-size-asian="10.5pt" style:font-weight-asian="bold" style:font-size-complex="12pt" style:font-weight-complex="bold"/>
    </style:style>
    <style:style style:name="T1" style:family="text">
      <style:text-properties officeooo:rsid="0018df2c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18df2c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itle/><text:span text:style-name="T1">Entrevistas</text:span></text:p>
      <text:p text:style-name="P1"/>
      <text:p text:style-name="P2"><text:span text:style-name="T2">- </text:span><text:span text:style-name="T3">Victor Anderson – Estudante de Direito na São Francisco</text:span></text:p>
      <text:p text:style-name="P2"><text:span text:style-name="T3">- Lucas Sakurai – Estudante de Eng. Mecatrônica na Poli</text:span></text:p>
      <text:p text:style-name="P2"><text:span text:style-name="T3">- Rafael Matsumoto – Estudante de Eng. Quimica da USP Lorena</text:span></text:p>
      <text:p text:style-name="P2"><text:span text:style-name="T3">- Leon Brum – Estudante de Eng. Elétrica na Poli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Mitsumori</meta:initial-creator>
    <meta:creation-date>2016-09-13T13:49:46.189609806</meta:creation-date>
    <dc:date>2016-09-13T13:59:39.989014587</dc:date>
    <dc:creator>Hugo Mitsumori</dc:creator>
    <meta:editing-duration>PT9M56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5" meta:word-count="38" meta:character-count="231" meta:non-whitespace-character-count="194"/>
  </office:meta>
</office:document-meta>
</file>